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a71081" style:parent-style-name="Standard">
      <style:text-properties fo:country="US" fo:language="en"/>
    </style:style>
    <style:style style:family="text" style:name="a56f1a8" style:parent-style-name="Absatz-Standardschriftart">
      <style:text-properties fo:country="US" fo:font-weight="bold" fo:language="en" style:font-weight-asian="bold"/>
    </style:style>
    <style:style style:family="text" style:name="a1f0f75" style:parent-style-name="Absatz-Standardschriftart">
      <style:text-properties fo:country="US" fo:language="en"/>
    </style:style>
    <style:style style:family="text" style:name="aa09204" style:parent-style-name="Absatz-Standardschriftart">
      <style:text-properties fo:country="US" fo:language="en"/>
    </style:style>
    <style:style style:family="text" style:name="a46a041" style:parent-style-name="Absatz-Standardschriftart">
      <style:text-properties fo:country="US" fo:language="en"/>
    </style:style>
    <style:style style:family="text" style:name="ae7f203" style:parent-style-name="Absatz-Standardschriftart">
      <style:text-properties fo:country="US" fo:language="en"/>
    </style:style>
    <style:style style:family="paragraph" style:name="ad9e911" style:parent-style-name="Standard">
      <style:text-properties fo:country="US" fo:language="en"/>
    </style:style>
    <style:style style:family="text" style:name="a957576" style:parent-style-name="Absatz-Standardschriftart">
      <style:text-properties fo:country="US" fo:font-weight="bold" fo:language="en" style:font-weight-asian="bold"/>
    </style:style>
    <style:style style:family="text" style:name="a16c761" style:parent-style-name="Absatz-Standardschriftart">
      <style:text-properties fo:country="US" fo:language="en"/>
    </style:style>
    <style:style style:family="text" style:name="a3653aa" style:parent-style-name="Absatz-Standardschriftart">
      <style:text-properties fo:country="US" fo:language="en"/>
    </style:style>
    <style:style style:family="text" style:name="ace449a" style:parent-style-name="Absatz-Standardschriftart">
      <style:text-properties fo:country="US" fo:language="en"/>
    </style:style>
    <style:style style:family="text" style:name="ad3e007" style:parent-style-name="Absatz-Standardschriftart">
      <style:text-properties fo:country="US" fo:language="en"/>
    </style:style>
    <style:style style:family="paragraph" style:name="a0d6174" style:parent-style-name="Standard">
      <style:text-properties fo:country="US" fo:language="en"/>
    </style:style>
    <style:style style:family="text" style:name="af09308" style:parent-style-name="Absatz-Standardschriftart">
      <style:text-properties fo:country="US" fo:language="en"/>
    </style:style>
    <style:style style:family="text" style:name="a8c2d4d" style:parent-style-name="Absatz-Standardschriftart">
      <style:text-properties fo:country="US" fo:language="en"/>
    </style:style>
    <style:style style:family="paragraph" style:name="a171a83" style:parent-style-name="Standard">
      <style:text-properties fo:country="US" fo:language="en"/>
    </style:style>
    <style:style style:family="text" style:name="ad5c148" style:parent-style-name="Absatz-Standardschriftart">
      <style:text-properties fo:country="US" fo:language="en"/>
    </style:style>
    <style:style style:family="text" style:name="aaf8081" style:parent-style-name="Absatz-Standardschriftart">
      <style:text-properties fo:country="US" fo:language="en"/>
    </style:style>
    <style:style style:family="paragraph" style:name="ae5b4d4" style:parent-style-name="Standard">
      <style:text-properties fo:country="US" fo:language="en"/>
    </style:style>
    <style:style style:family="text" style:name="a463c2c" style:parent-style-name="Absatz-Standardschriftart">
      <style:text-properties fo:country="US" fo:language="en"/>
    </style:style>
    <style:style style:family="paragraph" style:name="a5a3bed" style:parent-style-name="Standard">
      <style:text-properties fo:country="US" fo:language="en"/>
    </style:style>
    <style:style style:family="paragraph" style:name="ad1007a" style:parent-style-name="Standard">
      <style:text-properties fo:country="US" fo:language="en"/>
    </style:style>
    <style:style style:family="text" style:name="a43954c" style:parent-style-name="Absatz-Standardschriftart">
      <style:text-properties fo:country="US" fo:language="en"/>
    </style:style>
    <style:style style:family="paragraph" style:name="af998a0" style:parent-style-name="Standard">
      <style:text-properties fo:country="US" fo:language="en"/>
    </style:style>
    <style:style style:family="paragraph" style:name="a94013b" style:parent-style-name="Standard">
      <style:paragraph-properties fo:break-before="page"/>
    </style:style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long"/>
    </number:date-style>
    <number:date-style number:automatic-order="true" number:format-source="language" style:name="N2">
      <number:hours number:style="short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>
      <text:p text:style-name="a94013b">Date field, simple:<text:s/><text:date style:data-style-name="N1">07.03.2013</text:date></text:p>
      <text:p text:style-name="af998a0"/>
      <text:p text:style-name="Standard"><text:span text:style-name="a43954c">Date field, complex:<text:s/></text:span><text:date style:data-style-name="N1">07.03.2013</text:date></text:p>
      <text:p text:style-name="ad1007a"/>
      <text:p text:style-name="a5a3bed">Time field (below):</text:p>
      <text:p text:style-name="Standard"><text:span text:style-name="a463c2c"><text:date style:data-style-name="N2">12:08 PM</text:date></text:span></text:p>
      <text:p text:style-name="ae5b4d4"/>
      <text:p text:style-name="Standard"><text:span text:style-name="aaf8081">Author (as field):<text:s/></text:span><text:span text:style-name="ad5c148"><text:initial-creator style:data-style-name="" text:fixed="false">Malte Timmermann</text:initial-creator></text:span></text:p>
      <text:p text:style-name="a171a83"/>
      <text:p text:style-name="Standard"><text:span text:style-name="a8c2d4d">Author (as document property):<text:s/></text:span><text:span text:style-name="af09308">Malte Timmermann</text:span></text:p>
      <text:p text:style-name="a0d6174"/>
      <text:p text:style-name="Standard"><text:span text:style-name="ad3e007">F</text:span><text:span text:style-name="ace449a">ilename</text:span><text:span text:style-name="a3653aa"><text:s/>field</text:span><text:span text:style-name="a16c761">:<text:s/></text:span><text:span text:style-name="a957576"><text:file-name style:data-style-name="" text:display="name-and-extension" text:fixed="false">Simple Field 2.docx</text:file-name></text:span></text:p>
      <text:p text:style-name="ad9e911"/>
      <text:p text:style-name="Standard"><text:span text:style-name="ae7f203">F</text:span><text:span text:style-name="a46a041">ilename</text:span><text:span text:style-name="aa09204"><text:s/>field</text:span><text:span text:style-name="a1f0f75">, uppercase:<text:s/></text:span><text:span text:style-name="a56f1a8"><text:file-name style:data-style-name="" text:display="name-and-extension" text:fixed="false">SIMPLE FIELD 2.DOCX</text:file-name></text:span></text:p>
      <text:p text:style-name="aa7108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Absatz-Standardschriftart" style:family="text" style:name="Absatz-Standardschriftart" style:parent-style-name="default_character_style"/>
    <style:style style:display-name="Platzhaltertext" style:family="text" style:name="Platzhaltertext" style:parent-style-name="Absatz-Standardschriftart">
      <style:text-properties fo:color="#808080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5S</meta:editing-duration>
  </office:meta>
</office:document-meta>
</file>